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6.0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9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56cm" svg:height="8.128cm" svg:x="2.651cm" svg:y="2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4.064cm" svg:x="12.811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016cm" svg:x="13.954cm" svg:y="2.143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0.508cm" svg:x="2.778cm" svg:y="5.699cm">
          <text:p text:style-name="P1">Sound C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302cm" svg:x="2.651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0.635cm" svg:x="2.651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59cm" svg:height="0.635cm" svg:x="2.651cm" svg:y="8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.127cm" svg:y1="8.493cm" svg:x2="2.524cm" svg:y2="8.493cm">
          <text:p/>
        </draw:line>
        <draw:frame draw:style-name="gr5" draw:text-style-name="P2" draw:layer="layout" svg:width="1.234cm" svg:height="0.725cm" svg:x="1.254cm" svg:y="7.514cm">
          <draw:text-box>
            <text:p><text:span text:style-name="T1">rate</text:span></text:p>
          </draw:text-box>
        </draw:frame>
        <draw:custom-shape draw:style-name="gr2" draw:text-style-name="P1" draw:layer="layout" svg:width="2.413cm" svg:height="0.762cm" svg:x="14.462cm" svg:y="6.08cm">
          <text:p text:style-name="P1">M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794cm" svg:height="1.905cm" svg:x="14.20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016cm" svg:x="14.97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842cm" svg:height="4.064cm" svg:x="12.812cm" svg:y="5.8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016cm" svg:x="13.955cm" svg:y="2.142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0.508cm" svg:x="2.779cm" svg:y="5.698cm">
          <text:p text:style-name="P1">Sound C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302cm" svg:x="2.652cm" svg:y="6.7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0.635cm" svg:x="2.652cm" svg:y="8.1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59cm" svg:height="0.635cm" svg:x="2.652cm" svg:y="8.1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234cm" svg:height="0.725cm" svg:x="1.255cm" svg:y="7.513cm">
          <draw:text-box>
            <text:p><text:span text:style-name="T1">rate</text:span></text:p>
          </draw:text-box>
        </draw:frame>
        <draw:custom-shape draw:style-name="gr2" draw:text-style-name="P1" draw:layer="layout" svg:width="2.413cm" svg:height="0.762cm" svg:x="14.463cm" svg:y="6.079cm">
          <text:p text:style-name="P1">M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794cm" svg:height="1.905cm" svg:x="14.209cm" svg:y="7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016cm" svg:x="14.971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842cm" svg:height="4.064cm" svg:x="12.811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016cm" svg:x="13.954cm" svg:y="2.143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0.508cm" svg:x="2.778cm" svg:y="5.699cm">
          <text:p text:style-name="P1">Sound C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302cm" svg:x="2.651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0.635cm" svg:x="2.651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59cm" svg:height="0.635cm" svg:x="2.651cm" svg:y="8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.127cm" svg:y1="8.493cm" svg:x2="2.524cm" svg:y2="8.493cm">
          <text:p/>
        </draw:line>
        <draw:frame draw:style-name="gr5" draw:text-style-name="P2" draw:layer="layout" svg:width="1.234cm" svg:height="0.725cm" svg:x="1.254cm" svg:y="7.514cm">
          <draw:text-box>
            <text:p><text:span text:style-name="T1">rate</text:span></text:p>
          </draw:text-box>
        </draw:frame>
        <draw:custom-shape draw:style-name="gr2" draw:text-style-name="P1" draw:layer="layout" svg:width="2.413cm" svg:height="0.762cm" svg:x="14.462cm" svg:y="6.08cm">
          <text:p text:style-name="P1">M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794cm" svg:height="1.905cm" svg:x="14.20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016cm" svg:x="14.97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842cm" svg:height="4.064cm" svg:x="12.812cm" svg:y="5.8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016cm" svg:x="13.955cm" svg:y="2.142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0.508cm" svg:x="2.779cm" svg:y="5.698cm">
          <text:p text:style-name="P1">Sound C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302cm" svg:x="2.652cm" svg:y="6.7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0.635cm" svg:x="2.652cm" svg:y="8.1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59cm" svg:height="0.635cm" svg:x="2.652cm" svg:y="8.1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234cm" svg:height="0.725cm" svg:x="1.255cm" svg:y="7.513cm">
          <draw:text-box>
            <text:p text:style-name="P3"><text:span text:style-name="T2">rate</text:span></text:p>
          </draw:text-box>
        </draw:frame>
        <draw:custom-shape draw:style-name="gr2" draw:text-style-name="P1" draw:layer="layout" svg:width="2.413cm" svg:height="0.762cm" svg:x="14.463cm" svg:y="6.079cm">
          <text:p text:style-name="P1">M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794cm" svg:height="1.905cm" svg:x="14.209cm" svg:y="7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016cm" svg:x="14.971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842cm" svg:y1="7.477cm" svg:x2="14.081cm" svg:y2="3.413cm">
          <text:p/>
        </draw:line>
        <draw:frame draw:style-name="gr6" draw:text-style-name="P2" draw:layer="layout" svg:width="6.835cm" svg:height="0.889cm" svg:x="5.468cm" svg:y="4.175cm">
          <draw:text-box>
            <text:p><text:span text:style-name="T1">1. irq once card get 1 period_time</text:span></text:p>
          </draw:text-box>
        </draw:frame>
        <draw:custom-shape draw:style-name="gr2" draw:text-style-name="P5" draw:layer="layout" svg:width="4.699cm" svg:height="1.524cm" svg:x="7.477cm" svg:y="7.985cm">
          <text:p text:style-name="P1"><text:span text:style-name="T3">DMA (at once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14.97cm" svg:y1="4.048cm" svg:x2="9.763cm" svg:y2="7.858cm">
          <text:p/>
        </draw:line>
        <draw:frame draw:style-name="gr5" draw:text-style-name="P2" draw:layer="layout" svg:width="3cm" svg:height="0.725cm" svg:x="9.684cm" svg:y="5.863cm">
          <draw:text-box>
            <text:p><text:span text:style-name="T1">2. triger DMA</text:span></text:p>
          </draw:text-box>
        </draw:frame>
        <draw:frame draw:style-name="gr5" draw:layer="layout" svg:width="2.754cm" svg:height="0.962cm" svg:x="1.635cm" svg:y="1cm">
          <draw:text-box>
            <text:p>Capture</text:p>
          </draw:text-box>
        </draw:frame>
        <draw:frame draw:style-name="gr7" draw:layer="layout" svg:width="3.072cm" svg:height="1.016cm" svg:x="1.548cm" svg:y="11.795cm">
          <draw:text-box>
            <text:p>Playback</text:p>
          </draw:text-box>
        </draw:frame>
        <draw:custom-shape draw:style-name="gr1" draw:text-style-name="P1" draw:layer="layout" svg:width="16.256cm" svg:height="8.128cm" svg:x="2.524cm" svg:y="13.3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302cm" svg:x="2.524cm" svg:y="18.0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0.635cm" svg:x="2.524cm" svg:y="19.6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0.508cm" svg:x="2.651cm" svg:y="16.621cm">
          <text:p text:style-name="P1">Sound Card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234cm" svg:height="0.725cm" svg:x="1.254cm" svg:y="18.78cm">
          <draw:text-box>
            <text:p><text:span text:style-name="T1">rate</text:span></text:p>
          </draw:text-box>
        </draw:frame>
        <draw:line draw:style-name="gr4" draw:text-style-name="P1" draw:layer="layout" svg:x1="2.397cm" svg:y1="20.05cm" svg:x2="1.381cm" svg:y2="20.05cm">
          <text:p/>
        </draw:line>
        <draw:custom-shape draw:style-name="gr2" draw:text-style-name="P1" draw:layer="layout" svg:width="3.81cm" svg:height="1.016cm" svg:x="13.827cm" svg:y="13.827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4.064cm" svg:x="12.811cm" svg:y="17.3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0.762cm" svg:x="14.589cm" svg:y="17.637cm">
          <text:p text:style-name="P1">M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794cm" svg:height="1.905cm" svg:x="14.335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016cm" svg:x="15.097cm" svg:y="1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016cm" svg:x="14.97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4.826cm" svg:height="1.651cm" svg:x="7.223cm" svg:y="18.907cm">
          <text:p text:style-name="P5"><text:span text:style-name="T3">DMA (at once)</text:span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159cm" svg:height="0.635cm" svg:x="2.524cm" svg:y="19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6.588cm" svg:y1="18.526cm" svg:x2="13.827cm" svg:y2="14.462cm">
          <text:p/>
        </draw:line>
        <draw:line draw:style-name="gr4" draw:text-style-name="P1" draw:layer="layout" svg:x1="14.716cm" svg:y1="14.97cm" svg:x2="9.509cm" svg:y2="18.78cm">
          <text:p/>
        </draw:line>
        <draw:frame draw:style-name="gr5" draw:text-style-name="P2" draw:layer="layout" svg:width="3cm" svg:height="0.725cm" svg:x="10.398cm" svg:y="16.748cm">
          <draw:text-box>
            <text:p><text:span text:style-name="T1">2. triger DMA</text:span></text:p>
          </draw:text-box>
        </draw:frame>
        <draw:frame draw:style-name="gr6" draw:text-style-name="P2" draw:layer="layout" svg:width="7.343cm" svg:height="0.889cm" svg:x="5.087cm" svg:y="15.224cm">
          <draw:text-box>
            <text:p><text:span text:style-name="T1">1. irq once card send 1 period_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odo </meta:initial-creator>
    <meta:creation-date>2016-08-07T00:52:34</meta:creation-date>
    <dc:date>2016-08-07T01:12:54</dc:date>
    <dc:creator>magodo </dc:creator>
    <meta:editing-duration>PT1M55S</meta:editing-duration>
    <meta:editing-cycles>4</meta:editing-cycles>
    <meta:generator>LibreOffice/3.5$Linux_x86 LibreOffice_project/350m1$Build-2</meta:generator>
    <meta:document-statistic meta:object-count="68"/>
  </office:meta>
</office:document-meta>
</file>